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ateri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teria_nom</text:p>
          </table:table-cell>
          <table:table-cell office:value-type="string" calcext:value-type="string">
            <text:p>materia_etapa</text:p>
          </table:table-cell>
          <table:table-cell office:value-type="string" calcext:value-type="string">
            <text:p>materia_modalitat</text:p>
          </table:table-cell>
        </table:table-row>
      </table:table>
      <table:table table:name="etap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tapa_id</text:p>
          </table:table-cell>
          <table:table-cell office:value-type="string" calcext:value-type="string">
            <text:p>etapa_descripc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xillerat</text:p>
          </table:table-cell>
        </table:table-row>
      </table:table>
      <table:table table:name="curso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rs_id</text:p>
          </table:table-cell>
          <table:table-cell office:value-type="string" calcext:value-type="string">
            <text:p>curs_descripc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<text:span text:style-name="T1">r</text:span> ES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<text:span text:style-name="T1">n</text:span> ES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<text:span text:style-name="T1">r</text:span> ES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<text:span text:style-name="T1">t</text:span> ES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<text:span text:style-name="T1">r</text:span> Batxillera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<text:span text:style-name="T1">n</text:span> Batxillerat</text:p>
          </table:table-cell>
        </table:table-row>
      </table:table>
      <table:table table:name="modalita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3:28:00.315109234</meta:creation-date>
    <dc:date>2022-11-14T13:55:10.312906267</dc:date>
    <meta:editing-duration>PT4M52S</meta:editing-duration>
    <meta:editing-cycles>3</meta:editing-cycles>
    <meta:generator>LibreOffice/7.3.6.2$Linux_X86_64 LibreOffice_project/30$Build-2</meta:generator>
    <meta:document-statistic meta:table-count="4" meta:cell-count="23" meta:object-count="0"/>
  </office:meta>
</office:document-meta>
</file>